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left="0.2189in" fo:margin-right="0in" fo:text-indent="0in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This is an example of embedded bulleted list</text:p>
        </text:list-item>
      </text:list>
      <text:list text:style-name="L2">
        <text:list-item>
          <text:p text:style-name="P2">This is an example of embedded bulleted list</text:p>
        </text:list-item>
        <text:list-item>
          <text:p text:style-name="P2">This is an example of embedded bulleted list</text:p>
        </text:list-item>
      </text:list>
      <text:list text:style-name="L1">
        <text:list-item>
          <text:p text:style-name="P1">This is an example of embedded bulleted list</text:p>
        </text:list-item>
        <text:list-item>
          <text:p text:style-name="P1">This is an example of embedded bulleted li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